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/>
    </style:style>
    <style:style style:name="gr2" style:family="graphic" style:parent-style-name="objectwithoutfill">
      <style:graphic-properties draw:marker-start="Arrow" draw:marker-end="" draw:marker-end-width="0.3cm" draw:fill="none"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351cm"/>
    </style:style>
    <style:style style:name="gr4" style:family="graphic" style:parent-style-name="standard">
      <style:graphic-properties svg:stroke-width="0.051cm" draw:marker-start-width="0.457cm" draw:marker-end-width="0.457cm" draw:fill="solid" draw:fill-color="#ffffff" draw:textarea-horizontal-align="center" fo:padding-top="0.05cm" fo:padding-bottom="0.05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3.291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1.405cm" fo:padding-left="0cm" fo:padding-right="0cm"/>
    </style:style>
    <style:style style:name="gr8" style:family="graphic" style:parent-style-name="standard">
      <style:graphic-properties svg:stroke-width="0.051cm" draw:marker-start-width="0.305cm" draw:marker-end-width="0.305cm" draw:fill="solid" draw:fill-color="#ffffff" draw:textarea-horizontal-align="center" fo:padding-top="0.15cm" fo:padding-bottom="0.15cm" fo:padding-left="0.175cm" fo:padding-right="0.1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1.692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6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5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5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513cm"/>
    </style:style>
    <style:style style:name="gr17" style:family="graphic" style:parent-style-name="standard">
      <style:graphic-properties draw:stroke="dash" draw:stroke-dash="Ultrafine_20_Dashed" svg:stroke-width="0.025cm" draw:marker-start-width="0.337cm" draw:marker-end-width="0.337cm" draw:textarea-horizontal-align="center" fo:padding-top="0.037cm" fo:padding-bottom="0.037cm" fo:padding-left="0.063cm" fo:padding-right="0.06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99cm" fo:min-width="3.291cm"/>
    </style:style>
    <style:style style:name="gr19" style:family="graphic" style:parent-style-name="standard">
      <style:graphic-properties svg:stroke-width="0.051cm" draw:marker-start-width="0.305cm" draw:marker-end-width="0.305cm" draw:textarea-horizontal-align="center" fo:padding-top="0.15cm" fo:padding-bottom="0.15cm" fo:padding-left="0.175cm" fo:padding-right="0.175cm"/>
    </style:style>
    <style:style style:name="gr20" style:family="graphic" style:parent-style-name="objectwithoutfill">
      <style:graphic-properties draw:fill="none" draw:textarea-horizontal-align="center"/>
    </style:style>
    <style:style style:name="P1" style:family="paragraph">
      <style:text-properties fo:font-size="9pt" fo:font-weight="normal" style:font-size-asian="9pt" style:font-weight-asian="normal" style:font-size-complex="9pt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text-align="start"/>
      <style:text-properties fo:font-size="16pt"/>
    </style:style>
    <style:style style:name="P9" style:family="paragraph">
      <style:text-properties fo:font-size="11pt"/>
    </style:style>
    <style:style style:name="T1" style:family="text">
      <style:text-properties fo:color="#3333ff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ff3333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999999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579d1c"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333ff" fo:font-size="11pt" style:font-size-asian="11pt" style:font-size-complex="11pt"/>
    </style:style>
    <style:style style:name="T8" style:family="text">
      <style:text-properties fo:color="#ff3333" fo:font-size="11pt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3333f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ff3333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999999" fo:font-size="11pt" style:font-size-asian="11pt" style:font-size-complex="11pt"/>
    </style:style>
    <style:style style:name="T14" style:family="text">
      <style:text-properties fo:color="#579d1c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draw:type="line" svg:x1="7.173cm" svg:y1="8.595cm" svg:x2="14.033cm" svg:y2="8.595cm" draw:start-shape="id1" draw:start-glue-point="1" draw:end-shape="id2" draw:end-glue-point="3" svg:d="M7173 8595h6860">
          <text:p/>
        </draw:connector>
        <draw:connector draw:style-name="gr1" draw:layer="layout" draw:type="line" svg:x1="7.149cm" svg:y1="8.995cm" svg:x2="14.034cm" svg:y2="8.995cm" draw:start-shape="id3" draw:start-glue-point="1" draw:end-shape="id4" draw:end-glue-point="3" svg:d="M7149 8995h6885">
          <text:p/>
        </draw:connector>
        <draw:connector draw:style-name="gr1" draw:layer="layout" draw:type="line" svg:x1="7.158cm" svg:y1="9.395cm" svg:x2="14.034cm" svg:y2="9.395cm" draw:start-shape="id5" draw:start-glue-point="1" draw:end-shape="id6" draw:end-glue-point="3" svg:d="M7158 9395h6876">
          <text:p/>
        </draw:connector>
        <draw:connector draw:style-name="gr1" draw:layer="layout" draw:type="line" svg:x1="7.153cm" svg:y1="9.795cm" svg:x2="14.038cm" svg:y2="9.772cm" draw:start-shape="id7" draw:start-glue-point="1" draw:end-shape="id8" draw:end-glue-point="3" svg:d="M7153 9795l6885-23">
          <text:p/>
        </draw:connector>
        <draw:connector draw:style-name="gr1" draw:layer="layout" draw:type="line" svg:x1="14.034cm" svg:y1="10.195cm" svg:x2="7.191cm" svg:y2="10.195cm" draw:start-shape="id9" draw:start-glue-point="3" draw:end-shape="id10" draw:end-glue-point="1" svg:d="M14034 10195h-6843">
          <text:p/>
        </draw:connector>
        <draw:connector draw:style-name="gr2" draw:layer="layout" draw:type="line" svg:x1="14.034cm" svg:y1="11.195cm" svg:x2="7.268cm" svg:y2="11.195cm" draw:start-shape="id11" draw:start-glue-point="3" draw:end-shape="id12" draw:end-glue-point="1" svg:d="M14034 11195h-6766">
          <text:p/>
        </draw:connector>
        <draw:connector draw:style-name="gr2" draw:layer="layout" draw:type="line" svg:x1="14.035cm" svg:y1="11.595cm" svg:x2="7.244cm" svg:y2="11.595cm" draw:start-shape="id13" draw:start-glue-point="3" draw:end-shape="id14" draw:end-glue-point="1" svg:d="M14035 11595h-6791">
          <text:p/>
        </draw:connector>
        <draw:connector draw:style-name="gr2" draw:layer="layout" draw:type="line" svg:x1="14.035cm" svg:y1="11.995cm" svg:x2="7.253cm" svg:y2="11.995cm" draw:start-shape="id15" draw:start-glue-point="3" draw:end-shape="id16" draw:end-glue-point="1" svg:d="M14035 11995h-6782">
          <text:p/>
        </draw:connector>
        <draw:connector draw:style-name="gr2" draw:layer="layout" draw:type="line" svg:x1="14.039cm" svg:y1="12.372cm" svg:x2="7.248cm" svg:y2="12.395cm" draw:start-shape="id17" draw:start-glue-point="3" draw:end-shape="id18" draw:end-glue-point="1" svg:d="M14039 12372l-6791 23">
          <text:p/>
        </draw:connector>
        <draw:connector draw:style-name="gr2" draw:layer="layout" draw:type="line" svg:x1="7.286cm" svg:y1="12.795cm" svg:x2="14.035cm" svg:y2="12.795cm" draw:start-shape="id19" draw:start-glue-point="1" draw:end-shape="id20" draw:end-glue-point="3" svg:d="M7286 12795h6749">
          <text:p/>
        </draw:connector>
        <draw:frame draw:style-name="gr3" draw:text-style-name="P1" draw:layer="layout" svg:width="5.146cm" svg:height="0.504cm" svg:x="7.736cm" svg:y="8.079cm">
          <draw:text-box>
            <text:p text:style-name="P1"><text:span text:style-name="T1">s</text:span><text:span text:style-name="T2">IBUF_OBUF_</text:span><text:span text:style-name="T3">Ly4_Tcp_</text:span><text:span text:style-name="T4">Data</text:span><text:span text:style-name="T5">_tdata</text:span></text:p>
          </draw:text-box>
        </draw:frame>
        <draw:frame draw:style-name="gr3" draw:text-style-name="P1" draw:layer="layout" svg:width="5.023cm" svg:height="0.504cm" svg:x="7.736cm" svg:y="8.879cm">
          <draw:text-box>
            <text:p text:style-name="P1"><text:span text:style-name="T1">s</text:span><text:span text:style-name="T2">IBUF_OBUF_</text:span><text:span text:style-name="T3">Ly4_Tcp_</text:span><text:span text:style-name="T4">Data</text:span><text:span text:style-name="T5">_tlast</text:span></text:p>
          </draw:text-box>
        </draw:frame>
        <draw:frame draw:style-name="gr3" draw:text-style-name="P1" draw:layer="layout" svg:width="5.218cm" svg:height="0.504cm" svg:x="7.736cm" svg:y="8.479cm">
          <draw:text-box>
            <text:p text:style-name="P1"><text:span text:style-name="T1">s</text:span><text:span text:style-name="T2">IBUF_OBUF_</text:span><text:span text:style-name="T3">Ly4_Tcp_</text:span><text:span text:style-name="T4">Data</text:span><text:span text:style-name="T5">_tkeep</text:span></text:p>
          </draw:text-box>
        </draw:frame>
        <draw:frame draw:style-name="gr3" draw:text-style-name="P1" draw:layer="layout" svg:width="5.184cm" svg:height="0.504cm" svg:x="7.736cm" svg:y="9.279cm">
          <draw:text-box>
            <text:p text:style-name="P1"><text:span text:style-name="T1">s</text:span><text:span text:style-name="T2">IBUF_OBUF_</text:span><text:span text:style-name="T3">Ly4_Tcp_</text:span><text:span text:style-name="T4">Data</text:span><text:span text:style-name="T5">_tvalid</text:span></text:p>
          </draw:text-box>
        </draw:frame>
        <draw:frame draw:style-name="gr3" draw:text-style-name="P1" draw:layer="layout" svg:width="5.324cm" svg:height="0.504cm" svg:x="7.736cm" svg:y="9.679cm">
          <draw:text-box>
            <text:p text:style-name="P1"><text:span text:style-name="T1">s</text:span><text:span text:style-name="T2">IBUF_OBUF_</text:span><text:span text:style-name="T3">Ly4_Tcp_</text:span><text:span text:style-name="T4">Data</text:span><text:span text:style-name="T5">_tready</text:span></text:p>
          </draw:text-box>
        </draw:frame>
        <draw:frame draw:style-name="gr3" draw:text-style-name="P1" draw:layer="layout" svg:width="5.231cm" svg:height="0.504cm" svg:x="7.736cm" svg:y="10.679cm">
          <draw:text-box>
            <text:p text:style-name="P1"><text:span text:style-name="T1">s</text:span><text:span text:style-name="T2">IBUF_OBUF_</text:span><text:span text:style-name="T3">Ly4_Udp_</text:span><text:span text:style-name="T4">Data</text:span><text:span text:style-name="T5">_tdata</text:span></text:p>
          </draw:text-box>
        </draw:frame>
        <draw:frame draw:style-name="gr3" draw:text-style-name="P1" draw:layer="layout" svg:width="5.108cm" svg:height="0.504cm" svg:x="7.736cm" svg:y="11.479cm">
          <draw:text-box>
            <text:p text:style-name="P1"><text:span text:style-name="T1">s</text:span><text:span text:style-name="T2">IBUF_OBUF_</text:span><text:span text:style-name="T3">Ly4_Udp_</text:span><text:span text:style-name="T4">Data</text:span><text:span text:style-name="T5">_tlast</text:span></text:p>
          </draw:text-box>
        </draw:frame>
        <draw:frame draw:style-name="gr3" draw:text-style-name="P1" draw:layer="layout" svg:width="5.303cm" svg:height="0.504cm" svg:x="7.736cm" svg:y="11.079cm">
          <draw:text-box>
            <text:p text:style-name="P1"><text:span text:style-name="T1">s</text:span><text:span text:style-name="T2">IBUF_OBUF_</text:span><text:span text:style-name="T3">Ly4_Udp_</text:span><text:span text:style-name="T4">Data</text:span><text:span text:style-name="T5">_tkeep</text:span></text:p>
          </draw:text-box>
        </draw:frame>
        <draw:frame draw:style-name="gr3" draw:text-style-name="P1" draw:layer="layout" svg:width="5.269cm" svg:height="0.504cm" svg:x="7.736cm" svg:y="11.879cm">
          <draw:text-box>
            <text:p text:style-name="P1"><text:span text:style-name="T1">s</text:span><text:span text:style-name="T2">IBUF_OBUF_</text:span><text:span text:style-name="T3">Ly4_Udp_</text:span><text:span text:style-name="T4">Data</text:span><text:span text:style-name="T5">_tvalid</text:span></text:p>
          </draw:text-box>
        </draw:frame>
        <draw:frame draw:style-name="gr3" draw:text-style-name="P1" draw:layer="layout" svg:width="5.409cm" svg:height="0.504cm" svg:x="7.736cm" svg:y="12.279cm">
          <draw:text-box>
            <text:p text:style-name="P1"><text:span text:style-name="T1">s</text:span><text:span text:style-name="T2">IBUF_OBUF_</text:span><text:span text:style-name="T3">Ly4_Udp_</text:span><text:span text:style-name="T4">Data</text:span><text:span text:style-name="T5">_tready</text:span></text:p>
          </draw:text-box>
        </draw:frame>
        <draw:connector draw:style-name="gr1" draw:layer="layout" svg:x1="12.279cm" svg:y1="4.548cm" svg:x2="16.19cm" svg:y2="4.548cm" draw:start-shape="id21" draw:start-glue-point="1" draw:end-shape="id22" draw:end-glue-point="3" svg:d="M12279 4548h3911">
          <text:p/>
        </draw:connector>
        <draw:connector draw:style-name="gr1" draw:layer="layout" svg:x1="16.212cm" svg:y1="6.055cm" svg:x2="12.298cm" svg:y2="6.055cm" draw:start-shape="id23" draw:start-glue-point="3" draw:end-shape="id24" draw:end-glue-point="1" svg:d="M16212 6055h-3914">
          <text:p/>
        </draw:connector>
        <draw:polygon draw:style-name="gr4" draw:layer="layout" svg:width="6.287cm" svg:height="11.023cm" svg:x="13.885cm" svg:y="2.712cm" svg:viewBox="0 0 6288 11024" draw:points="2194,0 6288,0 6288,11024 0,11024 0,5284 2194,5284">
          <text:p/>
        </draw:polygon>
        <draw:polygon draw:style-name="gr4" draw:layer="layout" svg:width="6.329cm" svg:height="10.982cm" svg:x="0.93cm" svg:y="2.712cm" svg:viewBox="0 0 6330 10983" draw:points="0,0 4093,0 4093,5242 6330,5242 6330,10983 0,10983">
          <text:p/>
        </draw:polygon>
        <draw:connector draw:style-name="gr1" draw:layer="layout" svg:x1="5.045cm" svg:y1="3.948cm" svg:x2="9.047cm" svg:y2="3.948cm" draw:start-shape="id25" draw:start-glue-point="1" draw:end-shape="id26" draw:end-glue-point="3" svg:d="M5045 3948h4002">
          <text:p/>
        </draw:connector>
        <draw:connector draw:style-name="gr1" draw:layer="layout" svg:x1="9.055cm" svg:y1="5.495cm" svg:x2="5.004cm" svg:y2="5.495cm" draw:start-shape="id27" draw:start-glue-point="3" draw:end-shape="id28" draw:end-glue-point="1" svg:d="M9055 5495h-4051">
          <text:p/>
        </draw:connector>
        <draw:frame draw:style-name="gr5" draw:text-style-name="P3" draw:layer="layout" svg:width="3.291cm" svg:height="0.749cm" svg:x="0.924cm" svg:y="1.956cm">
          <draw:text-box>
            <text:p text:style-name="P2"><text:span text:style-name="T6">IBUF</text:span></text:p>
          </draw:text-box>
        </draw:frame>
        <draw:frame draw:style-name="gr6" draw:text-style-name="P4" xml:id="id25" draw:id="id25" draw:layer="layout" svg:width="2.699cm" svg:height="0.504cm" svg:x="2.346cm" svg:y="3.696cm">
          <draw:text-box>
            <text:p><text:span text:style-name="T7">po</text:span><text:span text:style-name="T8">MIDL_</text:span><text:span text:style-name="T9">Data </text:span></text:p>
          </draw:text-box>
        </draw:frame>
        <draw:frame draw:style-name="gr7" draw:text-style-name="P3" draw:layer="layout" svg:width="1.405cm" svg:height="0.749cm" svg:x="8.924cm" svg:y="1.969cm">
          <draw:text-box>
            <text:p text:style-name="P2"><text:span text:style-name="T6">MIDL</text:span></text:p>
          </draw:text-box>
        </draw:frame>
        <draw:rect draw:style-name="gr8" draw:text-style-name="P5" draw:layer="layout" svg:width="3.399cm" svg:height="4.778cm" svg:x="8.952cm" svg:y="2.718cm">
          <text:p/>
        </draw:rect>
        <draw:frame draw:style-name="gr9" draw:text-style-name="P3" draw:layer="layout" svg:width="1.692cm" svg:height="0.749cm" svg:x="16.075cm" svg:y="1.982cm">
          <draw:text-box>
            <text:p text:style-name="P2"><text:span text:style-name="T6">OBUF</text:span></text:p>
          </draw:text-box>
        </draw:frame>
        <draw:frame draw:style-name="gr10" draw:text-style-name="P4" xml:id="id26" draw:id="id26" draw:layer="layout" svg:width="2.415cm" svg:height="0.504cm" svg:x="9.047cm" svg:y="3.696cm">
          <draw:text-box>
            <text:p><text:span text:style-name="T7">pi</text:span><text:span text:style-name="T8">IBUF_</text:span><text:span text:style-name="T9">Data</text:span></text:p>
          </draw:text-box>
        </draw:frame>
        <draw:frame draw:style-name="gr11" draw:text-style-name="P4" xml:id="id21" draw:id="id21" draw:layer="layout" svg:width="2.737cm" svg:height="0.504cm" svg:x="9.542cm" svg:y="4.296cm">
          <draw:text-box>
            <text:p><text:span text:style-name="T7">po</text:span><text:span text:style-name="T8">OBUF_</text:span><text:span text:style-name="T9">Data</text:span></text:p>
          </draw:text-box>
        </draw:frame>
        <draw:frame draw:style-name="gr12" draw:text-style-name="P4" xml:id="id22" draw:id="id22" draw:layer="layout" svg:width="2.572cm" svg:height="0.504cm" svg:x="16.19cm" svg:y="4.296cm">
          <draw:text-box>
            <text:p><text:span text:style-name="T7">pi</text:span><text:span text:style-name="T8">MIDL_</text:span><text:span text:style-name="T9">Data</text:span></text:p>
          </draw:text-box>
        </draw:frame>
        <draw:frame draw:style-name="gr12" draw:text-style-name="P4" xml:id="id28" draw:id="id28" draw:layer="layout" svg:width="2.572cm" svg:height="0.504cm" svg:x="2.432cm" svg:y="5.243cm">
          <draw:text-box>
            <text:p><text:span text:style-name="T7">pi</text:span><text:span text:style-name="T8">MIDL_</text:span><text:span text:style-name="T9">Data</text:span></text:p>
          </draw:text-box>
        </draw:frame>
        <draw:frame draw:style-name="gr13" draw:text-style-name="P4" xml:id="id27" draw:id="id27" draw:layer="layout" svg:width="2.542cm" svg:height="0.504cm" svg:x="9.055cm" svg:y="5.243cm">
          <draw:text-box>
            <text:p><text:span text:style-name="T7">po</text:span><text:span text:style-name="T8">IBUF_</text:span><text:span text:style-name="T9">Data</text:span></text:p>
          </draw:text-box>
        </draw:frame>
        <draw:frame draw:style-name="gr14" draw:text-style-name="P4" xml:id="id24" draw:id="id24" draw:layer="layout" svg:width="2.61cm" svg:height="0.504cm" svg:x="9.688cm" svg:y="5.803cm">
          <draw:text-box>
            <text:p><text:span text:style-name="T7">pi</text:span><text:span text:style-name="T8">OBUF_</text:span><text:span text:style-name="T9">Data</text:span></text:p>
          </draw:text-box>
        </draw:frame>
        <draw:frame draw:style-name="gr6" draw:text-style-name="P4" xml:id="id23" draw:id="id23" draw:layer="layout" svg:width="2.589cm" svg:height="0.504cm" svg:x="16.212cm" svg:y="5.803cm">
          <draw:text-box>
            <text:p><text:span text:style-name="T7">po</text:span><text:span text:style-name="T8">MIDL_</text:span><text:span text:style-name="T9">Data</text:span></text:p>
          </draw:text-box>
        </draw:frame>
        <draw:frame draw:style-name="gr3" draw:text-style-name="P7" draw:layer="layout" svg:width="3.453cm" svg:height="0.504cm" svg:x="5.257cm" svg:y="3.339cm">
          <draw:text-box>
            <text:p text:style-name="P6"><text:span text:style-name="T10">s</text:span><text:span text:style-name="T11">IBUF_MIDL_</text:span><text:span text:style-name="T12">Data</text:span></text:p>
          </draw:text-box>
        </draw:frame>
        <draw:frame draw:style-name="gr3" draw:text-style-name="P7" draw:layer="layout" svg:width="3.453cm" svg:height="0.504cm" svg:x="5.358cm" svg:y="4.939cm">
          <draw:text-box>
            <text:p text:style-name="P6"><text:span text:style-name="T10">s</text:span><text:span text:style-name="T11">MIDL_IBUF_</text:span><text:span text:style-name="T12">Data</text:span></text:p>
          </draw:text-box>
        </draw:frame>
        <draw:frame draw:style-name="gr15" draw:text-style-name="P7" draw:layer="layout" svg:width="3.647cm" svg:height="0.504cm" svg:x="12.417cm" svg:y="3.963cm">
          <draw:text-box>
            <text:p text:style-name="P6"><text:span text:style-name="T10">s</text:span><text:span text:style-name="T11">MIDL_OBUF_</text:span><text:span text:style-name="T12">Data</text:span></text:p>
          </draw:text-box>
        </draw:frame>
        <draw:frame draw:style-name="gr16" draw:text-style-name="P7" draw:layer="layout" svg:width="3.615cm" svg:height="0.504cm" svg:x="12.45cm" svg:y="5.463cm">
          <draw:text-box>
            <text:p text:style-name="P6"><text:span text:style-name="T10">s</text:span><text:span text:style-name="T11">OBUF_MIDL_</text:span><text:span text:style-name="T12">Data</text:span></text:p>
          </draw:text-box>
        </draw:frame>
        <draw:frame draw:style-name="gr12" draw:text-style-name="P4" xml:id="id1" draw:id="id1" draw:layer="layout" svg:width="5.941cm" svg:height="0.504cm" svg:x="1.232cm" svg:y="8.3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data <text:s text:c="2"/></text:span></text:p>
          </draw:text-box>
        </draw:frame>
        <draw:frame draw:style-name="gr12" draw:text-style-name="P4" xml:id="id3" draw:id="id3" draw:layer="layout" svg:width="5.916cm" svg:height="0.504cm" svg:x="1.233cm" svg:y="8.743cm">
          <draw:text-box>
            <text:p><text:span text:style-name="T7">so</text:span><text:span text:style-name="T8">OBUF</text:span><text:span text:style-name="T8">_</text:span><text:span text:style-name="T13">Ly4_Tcp_</text:span><text:span text:style-name="T9">Data</text:span><text:span text:style-name="T14">_tkeep <text:s/></text:span></text:p>
          </draw:text-box>
        </draw:frame>
        <draw:frame draw:style-name="gr12" draw:text-style-name="P4" xml:id="id5" draw:id="id5" draw:layer="layout" svg:width="5.925cm" svg:height="0.504cm" svg:x="1.233cm" svg:y="9.143cm">
          <draw:text-box>
            <text:p><text:span text:style-name="T7">so</text:span><text:span text:style-name="T8">OBUF</text:span><text:span text:style-name="T8">_</text:span><text:span text:style-name="T13">Ly4_Tcp_</text:span><text:span text:style-name="T9">Data</text:span><text:span text:style-name="T14">_tlast <text:s text:c="3"/></text:span></text:p>
          </draw:text-box>
        </draw:frame>
        <draw:frame draw:style-name="gr12" draw:text-style-name="P4" xml:id="id7" draw:id="id7" draw:layer="layout" svg:width="5.92cm" svg:height="0.504cm" svg:x="1.233cm" svg:y="9.543cm">
          <draw:text-box>
            <text:p><text:span text:style-name="T7">so</text:span><text:span text:style-name="T8">OBUF</text:span><text:span text:style-name="T8">_</text:span><text:span text:style-name="T13">Ly4_Tcp_</text:span><text:span text:style-name="T9">Data</text:span><text:span text:style-name="T14">_tvalid <text:s/></text:span></text:p>
          </draw:text-box>
        </draw:frame>
        <draw:frame draw:style-name="gr12" draw:text-style-name="P4" xml:id="id10" draw:id="id10" draw:layer="layout" svg:width="5.958cm" svg:height="0.504cm" svg:x="1.233cm" svg:y="9.943cm">
          <draw:text-box>
            <text:p><text:span text:style-name="T7">so</text:span><text:span text:style-name="T8">OBUF</text:span><text:span text:style-name="T8">_</text:span><text:span text:style-name="T13">Ly4_Tcp_</text:span><text:span text:style-name="T9">Data</text:span><text:span text:style-name="T14">_tready </text:span></text:p>
          </draw:text-box>
        </draw:frame>
        <draw:frame draw:style-name="gr12" draw:text-style-name="P4" xml:id="id2" draw:id="id2" draw:layer="layout" svg:width="5.619cm" svg:height="0.504cm" svg:x="14.033cm" svg:y="8.343cm">
          <draw:text-box>
            <text:p><text:span text:style-name="T7">si</text:span><text:span text:style-name="T8">IBUF_</text:span><text:span text:style-name="T13">Ly4_</text:span><text:span text:style-name="T13">Tcp_</text:span><text:span text:style-name="T9">Data</text:span><text:span text:style-name="T14">_tdata <text:s text:c="2"/></text:span></text:p>
          </draw:text-box>
        </draw:frame>
        <draw:frame draw:style-name="gr12" draw:text-style-name="P4" xml:id="id4" draw:id="id4" draw:layer="layout" svg:width="5.594cm" svg:height="0.504cm" svg:x="14.034cm" svg:y="8.743cm">
          <draw:text-box>
            <text:p><text:span text:style-name="T7">si</text:span><text:span text:style-name="T8">IBUF</text:span><text:span text:style-name="T8">_</text:span><text:span text:style-name="T13">Ly4_</text:span><text:span text:style-name="T13">Tcp_</text:span><text:span text:style-name="T9">Data</text:span><text:span text:style-name="T14">_tkeep <text:s/></text:span></text:p>
          </draw:text-box>
        </draw:frame>
        <draw:frame draw:style-name="gr12" draw:text-style-name="P4" xml:id="id6" draw:id="id6" draw:layer="layout" svg:width="5.603cm" svg:height="0.504cm" svg:x="14.034cm" svg:y="9.143cm">
          <draw:text-box>
            <text:p><text:span text:style-name="T7">si</text:span><text:span text:style-name="T8">IBUF</text:span><text:span text:style-name="T8">_</text:span><text:span text:style-name="T13">Ly4_</text:span><text:span text:style-name="T13">Tcp_</text:span><text:span text:style-name="T9">Data</text:span><text:span text:style-name="T14">_tlast <text:s text:c="3"/></text:span></text:p>
          </draw:text-box>
        </draw:frame>
        <draw:frame draw:style-name="gr12" draw:text-style-name="P4" xml:id="id8" draw:id="id8" draw:layer="layout" svg:width="5.598cm" svg:height="0.504cm" svg:x="14.038cm" svg:y="9.52cm">
          <draw:text-box>
            <text:p><text:span text:style-name="T7">si</text:span><text:span text:style-name="T8">IBUF</text:span><text:span text:style-name="T8">_</text:span><text:span text:style-name="T13">Ly4_</text:span><text:span text:style-name="T13">Tcp_</text:span><text:span text:style-name="T9">Data</text:span><text:span text:style-name="T14">_tvalid <text:s/></text:span></text:p>
          </draw:text-box>
        </draw:frame>
        <draw:frame draw:style-name="gr12" draw:text-style-name="P4" xml:id="id9" draw:id="id9" draw:layer="layout" svg:width="5.636cm" svg:height="0.504cm" svg:x="14.034cm" svg:y="9.943cm">
          <draw:text-box>
            <text:p><text:span text:style-name="T7">si</text:span><text:span text:style-name="T8">IBUF</text:span><text:span text:style-name="T8">_</text:span><text:span text:style-name="T13">Ly4_</text:span><text:span text:style-name="T13">Tcp_</text:span><text:span text:style-name="T9">Data</text:span><text:span text:style-name="T14">_tready </text:span></text:p>
          </draw:text-box>
        </draw:frame>
        <draw:frame draw:style-name="gr12" draw:text-style-name="P4" xml:id="id12" draw:id="id12" draw:layer="layout" svg:width="6.035cm" svg:height="0.504cm" svg:x="1.233cm" svg:y="10.9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data <text:s text:c="2"/></text:span></text:p>
          </draw:text-box>
        </draw:frame>
        <draw:frame draw:style-name="gr12" draw:text-style-name="P4" xml:id="id14" draw:id="id14" draw:layer="layout" svg:width="6.01cm" svg:height="0.504cm" svg:x="1.234cm" svg:y="11.343cm">
          <draw:text-box>
            <text:p><text:span text:style-name="T7">so</text:span><text:span text:style-name="T8">OBUF</text:span><text:span text:style-name="T8">_</text:span><text:span text:style-name="T13">Ly4_Udp_</text:span><text:span text:style-name="T9">Data</text:span><text:span text:style-name="T14">_tkeep <text:s/></text:span></text:p>
          </draw:text-box>
        </draw:frame>
        <draw:frame draw:style-name="gr12" draw:text-style-name="P4" xml:id="id16" draw:id="id16" draw:layer="layout" svg:width="6.019cm" svg:height="0.504cm" svg:x="1.234cm" svg:y="11.743cm">
          <draw:text-box>
            <text:p><text:span text:style-name="T7">so</text:span><text:span text:style-name="T8">OBUF</text:span><text:span text:style-name="T8">_</text:span><text:span text:style-name="T13">Ly4_Udp_</text:span><text:span text:style-name="T9">Data</text:span><text:span text:style-name="T14">_tlast <text:s text:c="3"/></text:span></text:p>
          </draw:text-box>
        </draw:frame>
        <draw:frame draw:style-name="gr12" draw:text-style-name="P4" xml:id="id18" draw:id="id18" draw:layer="layout" svg:width="6.014cm" svg:height="0.504cm" svg:x="1.234cm" svg:y="12.143cm">
          <draw:text-box>
            <text:p><text:span text:style-name="T7">so</text:span><text:span text:style-name="T8">OBUF</text:span><text:span text:style-name="T8">_</text:span><text:span text:style-name="T13">Ly4_Udp_</text:span><text:span text:style-name="T9">Data</text:span><text:span text:style-name="T14">_tvalid <text:s/></text:span></text:p>
          </draw:text-box>
        </draw:frame>
        <draw:frame draw:style-name="gr12" draw:text-style-name="P4" xml:id="id19" draw:id="id19" draw:layer="layout" svg:width="6.052cm" svg:height="0.504cm" svg:x="1.234cm" svg:y="12.543cm">
          <draw:text-box>
            <text:p><text:span text:style-name="T7">so</text:span><text:span text:style-name="T8">OBUF</text:span><text:span text:style-name="T8">_</text:span><text:span text:style-name="T13">Ly4_Udp_</text:span><text:span text:style-name="T9">Data</text:span><text:span text:style-name="T14">_tready </text:span></text:p>
          </draw:text-box>
        </draw:frame>
        <draw:frame draw:style-name="gr12" draw:text-style-name="P4" xml:id="id11" draw:id="id11" draw:layer="layout" svg:width="5.712cm" svg:height="0.504cm" svg:x="14.034cm" svg:y="10.943cm">
          <draw:text-box>
            <text:p><text:span text:style-name="T7">si</text:span><text:span text:style-name="T8">IBUF_</text:span><text:span text:style-name="T13">Ly4_</text:span><text:span text:style-name="T13">Udp_</text:span><text:span text:style-name="T9">Data</text:span><text:span text:style-name="T14">_tdata <text:s text:c="2"/></text:span></text:p>
          </draw:text-box>
        </draw:frame>
        <draw:frame draw:style-name="gr12" draw:text-style-name="P4" xml:id="id13" draw:id="id13" draw:layer="layout" svg:width="5.687cm" svg:height="0.504cm" svg:x="14.035cm" svg:y="11.343cm">
          <draw:text-box>
            <text:p><text:span text:style-name="T7">si</text:span><text:span text:style-name="T8">IBUF</text:span><text:span text:style-name="T8">_</text:span><text:span text:style-name="T13">Ly4_</text:span><text:span text:style-name="T13">Udp_</text:span><text:span text:style-name="T9">Data</text:span><text:span text:style-name="T14">_tkeep <text:s/></text:span></text:p>
          </draw:text-box>
        </draw:frame>
        <draw:frame draw:style-name="gr12" draw:text-style-name="P4" xml:id="id15" draw:id="id15" draw:layer="layout" svg:width="5.696cm" svg:height="0.504cm" svg:x="14.035cm" svg:y="11.743cm">
          <draw:text-box>
            <text:p><text:span text:style-name="T7">si</text:span><text:span text:style-name="T8">IBUF</text:span><text:span text:style-name="T8">_</text:span><text:span text:style-name="T13">Ly4_</text:span><text:span text:style-name="T13">Udp_</text:span><text:span text:style-name="T9">Data</text:span><text:span text:style-name="T14">_tlast <text:s text:c="3"/></text:span></text:p>
          </draw:text-box>
        </draw:frame>
        <draw:frame draw:style-name="gr12" draw:text-style-name="P4" xml:id="id17" draw:id="id17" draw:layer="layout" svg:width="5.691cm" svg:height="0.504cm" svg:x="14.039cm" svg:y="12.12cm">
          <draw:text-box>
            <text:p><text:span text:style-name="T7">si</text:span><text:span text:style-name="T8">IBUF</text:span><text:span text:style-name="T8">_</text:span><text:span text:style-name="T13">Ly4_</text:span><text:span text:style-name="T13">Udp_</text:span><text:span text:style-name="T9">Data</text:span><text:span text:style-name="T14">_tvalid <text:s/></text:span></text:p>
          </draw:text-box>
        </draw:frame>
        <draw:frame draw:style-name="gr12" draw:text-style-name="P4" xml:id="id20" draw:id="id20" draw:layer="layout" svg:width="5.729cm" svg:height="0.504cm" svg:x="14.035cm" svg:y="12.543cm">
          <draw:text-box>
            <text:p><text:span text:style-name="T7">si</text:span><text:span text:style-name="T8">IBUF</text:span><text:span text:style-name="T8">_</text:span><text:span text:style-name="T13">Ly4_</text:span><text:span text:style-name="T13">Udp_</text:span><text:span text:style-name="T9">Data</text:span><text:span text:style-name="T14">_tready </text:span></text:p>
          </draw:text-box>
        </draw:frame>
        <draw:rect draw:style-name="gr17" draw:layer="layout" svg:width="0.886cm" svg:height="4.95cm" svg:x="2.913cm" svg:y="8.204cm">
          <text:p/>
        </draw:rect>
        <draw:rect draw:style-name="gr17" draw:layer="layout" svg:width="0.915cm" svg:height="2.329cm" svg:x="3.813cm" svg:y="8.204cm">
          <text:p/>
        </draw:rect>
        <draw:rect draw:style-name="gr17" draw:layer="layout" svg:width="0.915cm" svg:height="2.33cm" svg:x="3.813cm" svg:y="10.824cm">
          <text:p/>
        </draw:rect>
      </draw:page>
      <draw:page draw:name="page2" draw:style-name="dp1" draw:master-page-name="Default">
        <draw:frame draw:style-name="gr18" draw:text-style-name="P3" draw:layer="layout" svg:width="3.393cm" svg:height="0.749cm" svg:x="1.373cm" svg:y="1.956cm">
          <draw:text-box>
            <text:p text:style-name="P8"><text:span text:style-name="T6">IBUF <text:s text:c="9"/></text:span></text:p>
          </draw:text-box>
        </draw:frame>
        <draw:rect draw:style-name="gr19" draw:text-style-name="P5" draw:layer="layout" svg:width="3.419cm" svg:height="10.359cm" svg:x="1.601cm" svg:y="2.705cm">
          <text:p/>
        </draw:rect>
        <draw:frame draw:style-name="gr6" draw:text-style-name="P4" xml:id="id29" draw:id="id29" draw:layer="layout" svg:width="2.589cm" svg:height="0.504cm" svg:x="2.146cm" svg:y="4.496cm">
          <draw:text-box>
            <text:p text:style-name="P9"><text:span text:style-name="T9">poMIDL_Data</text:span></text:p>
          </draw:text-box>
        </draw:frame>
        <draw:frame draw:style-name="gr18" draw:text-style-name="P3" draw:layer="layout" svg:width="3.393cm" svg:height="0.749cm" svg:x="8.724cm" svg:y="1.969cm">
          <draw:text-box>
            <text:p text:style-name="P8"><text:span text:style-name="T6">MIDL <text:s text:c="9"/></text:span></text:p>
          </draw:text-box>
        </draw:frame>
        <draw:rect draw:style-name="gr19" draw:text-style-name="P5" draw:layer="layout" svg:width="3.399cm" svg:height="10.359cm" svg:x="8.952cm" svg:y="2.718cm">
          <text:p/>
        </draw:rect>
        <draw:frame draw:style-name="gr18" draw:text-style-name="P3" draw:layer="layout" svg:width="3.393cm" svg:height="0.749cm" svg:x="15.575cm" svg:y="1.982cm">
          <draw:text-box>
            <text:p text:style-name="P8"><text:span text:style-name="T6">OBUF <text:s text:c="8"/></text:span></text:p>
          </draw:text-box>
        </draw:frame>
        <draw:rect draw:style-name="gr19" draw:text-style-name="P5" draw:layer="layout" svg:width="3.465cm" svg:height="10.359cm" svg:x="16.103cm" svg:y="2.731cm">
          <text:p/>
        </draw:rect>
        <draw:frame draw:style-name="gr10" draw:text-style-name="P4" xml:id="id30" draw:id="id30" draw:layer="layout" svg:width="2.415cm" svg:height="0.504cm" svg:x="9.047cm" svg:y="4.496cm">
          <draw:text-box>
            <text:p text:style-name="P9"><text:span text:style-name="T9">piIBUF_Data</text:span></text:p>
          </draw:text-box>
        </draw:frame>
        <draw:frame draw:style-name="gr11" draw:text-style-name="P4" xml:id="id31" draw:id="id31" draw:layer="layout" svg:width="2.737cm" svg:height="0.504cm" svg:x="9.242cm" svg:y="5.696cm">
          <draw:text-box>
            <text:p text:style-name="P9"><text:span text:style-name="T9">poOBUF_Data</text:span></text:p>
          </draw:text-box>
        </draw:frame>
        <draw:frame draw:style-name="gr12" draw:text-style-name="P4" xml:id="id32" draw:id="id32" draw:layer="layout" svg:width="2.572cm" svg:height="0.504cm" svg:x="16.19cm" svg:y="5.696cm">
          <draw:text-box>
            <text:p text:style-name="P9"><text:span text:style-name="T9">piIMIDL_Data</text:span></text:p>
          </draw:text-box>
        </draw:frame>
        <draw:connector draw:style-name="gr1" draw:layer="layout" svg:x1="4.735cm" svg:y1="4.748cm" svg:x2="9.047cm" svg:y2="4.748cm" draw:start-shape="id29" draw:start-glue-point="1" draw:end-shape="id30" draw:end-glue-point="3" svg:d="M4735 4748h4312">
          <text:p/>
        </draw:connector>
        <draw:connector draw:style-name="gr1" draw:layer="layout" svg:x1="11.979cm" svg:y1="5.948cm" svg:x2="16.19cm" svg:y2="5.948cm" draw:start-shape="id31" draw:start-glue-point="1" draw:end-shape="id32" draw:end-glue-point="3" svg:d="M11979 5948h4211">
          <text:p/>
        </draw:connector>
        <draw:frame draw:style-name="gr12" draw:text-style-name="P4" xml:id="id36" draw:id="id36" draw:layer="layout" svg:width="2.572cm" svg:height="0.504cm" svg:x="2.132cm" svg:y="10.243cm">
          <draw:text-box>
            <text:p text:style-name="P9"><text:span text:style-name="T9">piIMIDL_Data</text:span></text:p>
          </draw:text-box>
        </draw:frame>
        <draw:frame draw:style-name="gr13" draw:text-style-name="P4" xml:id="id35" draw:id="id35" draw:layer="layout" svg:width="2.542cm" svg:height="0.504cm" svg:x="9.055cm" svg:y="10.243cm">
          <draw:text-box>
            <text:p text:style-name="P9"><text:span text:style-name="T9">poIBUF_Data</text:span></text:p>
          </draw:text-box>
        </draw:frame>
        <draw:frame draw:style-name="gr14" draw:text-style-name="P4" xml:id="id34" draw:id="id34" draw:layer="layout" svg:width="2.61cm" svg:height="0.504cm" svg:x="9.388cm" svg:y="9.103cm">
          <draw:text-box>
            <text:p text:style-name="P9"><text:span text:style-name="T9">piOBUF_Data</text:span></text:p>
          </draw:text-box>
        </draw:frame>
        <draw:frame draw:style-name="gr6" draw:text-style-name="P4" xml:id="id33" draw:id="id33" draw:layer="layout" svg:width="2.589cm" svg:height="0.504cm" svg:x="16.212cm" svg:y="9.103cm">
          <draw:text-box>
            <text:p text:style-name="P9"><text:span text:style-name="T9">poMIDL_Data</text:span></text:p>
          </draw:text-box>
        </draw:frame>
        <draw:connector draw:style-name="gr1" draw:layer="layout" svg:x1="16.212cm" svg:y1="9.355cm" svg:x2="11.998cm" svg:y2="9.355cm" draw:start-shape="id33" draw:start-glue-point="3" draw:end-shape="id34" draw:end-glue-point="1" svg:d="M16212 9355h-4214">
          <text:p/>
        </draw:connector>
        <draw:connector draw:style-name="gr1" draw:layer="layout" svg:x1="9.055cm" svg:y1="10.495cm" svg:x2="4.704cm" svg:y2="10.495cm" draw:start-shape="id35" draw:start-glue-point="3" draw:end-shape="id36" draw:end-glue-point="1" svg:d="M9055 10495h-4351">
          <text:p/>
        </draw:connector>
        <draw:frame draw:style-name="gr3" draw:text-style-name="P4" draw:layer="layout" svg:width="3.453cm" svg:height="0.504cm" svg:x="5.357cm" svg:y="4.139cm">
          <draw:text-box>
            <text:p text:style-name="P9"><text:span text:style-name="T9">sIBUF_MIDL_Data</text:span></text:p>
          </draw:text-box>
        </draw:frame>
        <draw:frame draw:style-name="gr3" draw:text-style-name="P4" draw:layer="layout" svg:width="3.453cm" svg:height="0.504cm" svg:x="5.358cm" svg:y="9.939cm">
          <draw:text-box>
            <text:p text:style-name="P9"><text:span text:style-name="T9">sMIDL_IBUF_Data</text:span></text:p>
          </draw:text-box>
        </draw:frame>
        <draw:frame draw:style-name="gr15" draw:text-style-name="P4" draw:layer="layout" svg:width="3.647cm" svg:height="0.504cm" svg:x="12.417cm" svg:y="5.363cm">
          <draw:text-box>
            <text:p text:style-name="P9"><text:span text:style-name="T9">sMIDL_OBUF_Data</text:span></text:p>
          </draw:text-box>
        </draw:frame>
        <draw:frame draw:style-name="gr15" draw:text-style-name="P4" draw:layer="layout" svg:width="3.647cm" svg:height="0.504cm" svg:x="12.418cm" svg:y="8.763cm">
          <draw:text-box>
            <text:p text:style-name="P9"><text:span text:style-name="T9">sOBUF_MIDL_Data</text:span></text:p>
          </draw:text-box>
        </draw:frame>
        <draw:line draw:style-name="gr20" draw:layer="layout" svg:x1="0.845cm" svg:y1="13.778cm" svg:x2="19.92cm" svg:y2="1.8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19M46S</meta:editing-duration>
    <meta:editing-cycles>215</meta:editing-cycles>
    <meta:generator>OpenOffice/4.1.6$Unix OpenOffice.org_project/416m1$Build-9790</meta:generator>
    <dc:date>2019-07-15T16:55:01</dc:date>
    <dc:creator>Francois Abel</dc:creator>
    <meta:printed-by>Francois Abel</meta:printed-by>
    <meta:print-date>2018-11-01T20:08:16.68</meta:print-date>
    <meta:document-statistic meta:object-count="88"/>
  </office:meta>
</office:document-meta>
</file>